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officeooo:rsid="000f53c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Once upon a time, in a cheerful little town, there lived two best friends named Timmy and Danny. They were inseparable and always found joy in each other's company. They loved playing together, exploring nature, and using their imagination to create exciting adventures.</text:p>
      <text:p text:style-name="Standard"/>
      <text:p text:style-name="Standard">One sunny day, as Timmy and Danny were playing in their favorite park, they stumbled upon a magical tree. This tree was known to grant wishes to those who were kind and compassionate. Excited about their discovery, they made a pact to always be good friends and help each other.</text:p>
      <text:p text:style-name="Standard"/>
      <text:p text:style-name="Standard">However, as time passed, Timmy started to change. He became jealous of Danny's talents and popularity, and instead of celebrating his friend's successes, he began to tease and bully him. Timmy's unkind words and actions caused Danny a great deal of sadness.</text:p>
      <text:p text:style-name="Standard"/>
      <text:p text:style-name="Standard">One day, as Timmy continued his hurtful behavior, he didn't notice a small bump in the path ahead. He tripped and bumped his head on a rock, causing him to lose consciousness for a short while. When he woke up, he found himself in a mysterious room with a wise old owl perched on a branch nearby.</text:p>
      <text:p text:style-name="Standard"/>
      <text:p text:style-name="Standard">The owl introduced itself as Ollie and explained that Timmy had been brought to the Land of Reflection to learn an important lesson. Ollie told Timmy that his unkindness towards Danny had hurt not only his friend but also himself. Timmy felt a pang of guilt and regret for his actions.</text:p>
      <text:p text:style-name="Standard"/>
      <text:p text:style-name="Standard">Ollie guided Timmy through a series of reflections, showing him all the times he had hurt Danny and made him feel sad. Timmy saw the pain in his friend's eyes and realized how much he had damaged their friendship. Deep inside, Timmy knew he needed to make amends and become a better friend.</text:p>
      <text:p text:style-name="Standard"/>
      <text:p text:style-name="Standard">With a heavy heart, Timmy returned to the real world. He sought out Danny and sincerely apologized for his hurtful behavior. Danny, being the kind-hearted friend he was, accepted Timmy's apology but expressed his sadness over their broken friendship. Timmy promised to change and prove his loyalty and friendship to Danny once again.</text:p>
      <text:p text:style-name="Standard"/>
      <text:p text:style-name="Standard">From that day forward, Timmy worked hard to become a better person. He actively listened to Danny, respected his talents, and supported him in all his endeavors. Timmy learned that true friendship meant celebrating each other's successes and helping each other through the difficult times.</text:p>
      <text:p text:style-name="Standard"/>
      <text:p text:style-name="Standard">As time went by, Timmy and Danny's friendship grew stronger than ever. They realized the importance of kindness, empathy, and forgiveness. Together, they created new adventures filled with laughter and joy, always cherishing the lessons they had learned and the unbreakable bond they had rebuilt.</text:p>
      <text:p text:style-name="Standard"/>
      <text:p text:style-name="Standard">And so, in that little town, the story of Timmy and Danny became a beautiful reminder that even when we make mistakes, we can learn from them and become better friends, spreading kindness and love wherever we go.<text:span text:style-name="T1">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6T20:07:03.722458854</meta:creation-date>
    <dc:date>2023-06-16T20:09:27.710548350</dc:date>
    <meta:editing-duration>PT2M28S</meta:editing-duration>
    <meta:editing-cycles>1</meta:editing-cycles>
    <meta:document-statistic meta:table-count="0" meta:image-count="0" meta:object-count="0" meta:page-count="1" meta:paragraph-count="10" meta:word-count="477" meta:character-count="2807" meta:non-whitespace-character-count="2340"/>
    <meta:generator>LibreOffice/7.3.7.2$Linux_X86_64 LibreOffice_project/30$Build-2</meta:generator>
  </office:meta>
</office:document-meta>
</file>